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6df" officeooo:paragraph-rsid="000666df"/>
    </style:style>
    <style:style style:name="P2" style:family="paragraph" style:parent-style-name="Standard">
      <style:text-properties officeooo:rsid="0008505d" officeooo:paragraph-rsid="0008505d"/>
    </style:style>
    <style:style style:name="P3" style:family="paragraph" style:parent-style-name="Standard">
      <style:text-properties officeooo:rsid="00090981" officeooo:paragraph-rsid="00090981"/>
    </style:style>
    <style:style style:name="P4" style:family="paragraph" style:parent-style-name="Standard">
      <style:text-properties officeooo:rsid="00090d17" officeooo:paragraph-rsid="00090d17"/>
    </style:style>
    <style:style style:name="P5" style:family="paragraph" style:parent-style-name="Standard">
      <style:text-properties officeooo:rsid="00095095" officeooo:paragraph-rsid="00095095"/>
    </style:style>
    <style:style style:name="P6" style:family="paragraph" style:parent-style-name="Standard">
      <style:text-properties officeooo:rsid="0009f5fc" officeooo:paragraph-rsid="0009f5fc"/>
    </style:style>
    <style:style style:name="P7" style:family="paragraph" style:parent-style-name="Standard">
      <style:text-properties officeooo:rsid="000666df" officeooo:paragraph-rsid="000666d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gs:</text:p>
      <text:p text:style-name="P1">read predictions</text:p>
      <text:p text:style-name="P6">delete on cascade</text:p>
      <text:p text:style-name="P1"/>
      <text:p text:style-name="P1"/>
      <text:p text:style-name="P1">Usability:</text:p>
      <text:p text:style-name="P1">load directory</text:p>
      <text:p text:style-name="P2">display images</text:p>
      <text:p text:style-name="P2"/>
      <text:p text:style-name="P2"/>
      <text:p text:style-name="P2"/>
      <text:p text:style-name="P2"/>
      <text:p text:style-name="P2"/>
      <text:p text:style-name="P3">Libraries to install:</text:p>
      <text:p text:style-name="P3">aws credentials</text:p>
      <text:p text:style-name="P3">tensorflow</text:p>
      <text:p text:style-name="P3">keras</text:p>
      <text:p text:style-name="P3">boto3</text:p>
      <text:p text:style-name="P5">anaconda3</text:p>
      <text:p text:style-name="P3">npm install</text:p>
      <text:p text:style-name="P3"/>
      <text:p text:style-name="P3"/>
      <text:p text:style-name="P3"/>
      <text:p text:style-name="P4">Ideas:</text:p>
      <text:p text:style-name="P4">For simulation use dry-ru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56:44.643838266</meta:creation-date>
    <dc:date>2020-07-07T16:24:19.200603515</dc:date>
    <meta:editing-duration>PT42M19S</meta:editing-duration>
    <meta:editing-cycles>7</meta:editing-cycles>
    <meta:generator>LibreOffice/6.4.3.2$Linux_X86_64 LibreOffice_project/40$Build-2</meta:generator>
    <meta:document-statistic meta:table-count="0" meta:image-count="0" meta:object-count="0" meta:page-count="1" meta:paragraph-count="15" meta:word-count="27" meta:character-count="184" meta:non-whitespace-character-count="172"/>
  </office:meta>
</office:document-meta>
</file>